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280099" style:font-name="FreeSans"/>
    </style:style>
    <style:style style:name="P2" style:family="paragraph" style:parent-style-name="Standard">
      <style:text-properties style:use-window-font-color="true" style:font-name="FreeSans" style:text-underline-style="solid" style:text-underline-width="auto" style:text-underline-color="font-color"/>
    </style:style>
    <style:style style:name="P3" style:family="paragraph" style:parent-style-name="Standard">
      <style:text-properties style:use-window-font-color="true" style:font-name="FreeSans" style:text-underline-style="none"/>
    </style:style>
    <style:style style:name="P4" style:family="paragraph" style:parent-style-name="Standard">
      <style:text-properties style:use-window-font-color="true" style:font-name="FreeSans" style:text-underline-style="none" fo:font-weight="normal" style:font-weight-asian="normal" style:font-weight-complex="normal"/>
    </style:style>
    <style:style style:name="P5" style:family="paragraph" style:parent-style-name="Header">
      <style:text-properties style:font-name="FreeSans"/>
    </style:style>
    <style:style style:name="P6" style:family="paragraph" style:parent-style-name="Header">
      <style:paragraph-properties fo:text-align="center" style:justify-single-word="false"/>
      <style:text-properties style:font-name="FreeSans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EJERCICIO TEMA 1</text:p>
      <text:p text:style-name="P6"/>
      <text:p text:style-name="P1">Se pretende incorporar un módulo de cálculo vectorial a una máquina. Tenemos dos módulos diferentes a incorporar y se pretende asegurar la mejor opción. La opción A alcanza un factor de mejora de un 2.5 y se utiliza en un 12% de las operaciones. La opción B se utiliza un 10% del tiempo, y tiene un factor de mejora de 3. ¿Cuál es la mejor opción a incorporar?</text:p>
      <text:p text:style-name="P1"/>
      <text:p text:style-name="P1"/>
      <text:p text:style-name="P1"/>
      <text:p text:style-name="P2">OPCIÓN A:</text:p>
      <text:p text:style-name="P2"/>
      <text:p text:style-name="P3"><text:span text:style-name="T1">Factor de mejora</text:span>: 2.5</text:p>
      <text:p text:style-name="P3"><text:span text:style-name="T1">Porcentaje de uso: </text:span><text:span text:style-name="T2">12%</text:span></text:p>
      <text:p text:style-name="P3"><text:span text:style-name="T1"/></text:p>
      <text:p text:style-name="P3"><text:span text:style-name="T1"><draw:frame draw:style-name="fr1" draw:name="Object1" text:anchor-type="as-char" svg:y="-0.2437in" svg:width="2.6236in" svg:height="0.601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><text:span text:style-name="T1"/></text:p>
      <text:p text:style-name="P2">OPCIÓN B:</text:p>
      <text:p text:style-name="P2"/>
      <text:p text:style-name="P3"><text:span text:style-name="T1">Factor de mejora</text:span>: 3</text:p>
      <text:p text:style-name="P3"><text:span text:style-name="T1">Porcentaje de uso: </text:span><text:span text:style-name="T2">10%</text:span></text:p>
      <text:p text:style-name="P3"><text:span text:style-name="T1"/></text:p>
      <text:p text:style-name="P3"><text:span text:style-name="T1"><draw:frame draw:style-name="fr1" draw:name="Object2" text:anchor-type="as-char" svg:y="-0.2445in" svg:width="2.548in" svg:height="0.602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Vemos que en la Opción A el factor de mejora es menor que en la Opción B, sin embargo la mejora se aplica sobre un 2% del tiempo más.</text:p>
      <text:p text:style-name="P4"/>
      <text:p text:style-name="P4">Aunque la mejora es muy ligera, la Opción A sería más adecu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FreeSan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rles Cerezo Guzmán<text:tab/><text:tab/>Arquitectura e Ingeniería de Computadores</text:p>
        <text:p text:style-name="MP1">Universidad de Alicante<text:tab/><text:tab/>Grupo Jueves 17:0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es Guzmán</meta:initial-creator>
    <meta:creation-date>2011-11-13T18:53:23</meta:creation-date>
    <meta:document-statistic meta:table-count="0" meta:image-count="0" meta:object-count="2" meta:page-count="1" meta:paragraph-count="14" meta:word-count="146" meta:character-count="783" meta:non-whitespace-character-count="644"/>
    <dc:date>2011-11-13T19:19:52</dc:date>
    <dc:creator>Carles Guzmán</dc:creator>
    <meta:editing-duration>PT10M43S</meta:editing-duration>
    <meta:editing-cycles>1</meta:editing-cycles>
    <meta:generator>LibreOffice/3.4$Linux LibreOffice_project/340m1$Build-302</meta:generator>
  </office:meta>
</office:document-meta>
</file>

<file path=Object 1/content.xml><?xml version="1.0" encoding="utf-8"?>
<math xmlns="http://www.w3.org/1998/Math/MathML">
  <semantics>
    <mrow>
      <mi mathvariant="italic">Opción</mi>
      <mrow>
        <mrow>
          <mi>a</mi>
          <mo stretchy="false">=</mo>
          <mfrac>
            <mrow>
              <mn>1</mn>
            </mrow>
            <mrow>
              <mrow>
                <mn>0.88</mn>
                <mo stretchy="false">+</mo>
                <mfrac>
                  <mrow>
                    <mn>0.12</mn>
                  </mrow>
                  <mrow>
                    <mn>2.5</mn>
                  </mrow>
                </mfrac>
              </mrow>
            </mrow>
          </mfrac>
        </mrow>
        <mo stretchy="false">=</mo>
        <mn>1.077586207</mn>
      </mrow>
    </mrow>
    <annotation encoding="StarMath 5.0">Opción a = {1}over{0.88+{0.12}over{2.5}}=1.077586207
</annotation>
  </semantics>
</math>
</file>

<file path=Object 2/content.xml><?xml version="1.0" encoding="utf-8"?>
<math xmlns="http://www.w3.org/1998/Math/MathML">
  <semantics>
    <mrow>
      <mi mathvariant="italic">Opción</mi>
      <mrow>
        <mrow>
          <mi>b</mi>
          <mo stretchy="false">=</mo>
          <mfrac>
            <mrow>
              <mn>1</mn>
            </mrow>
            <mrow>
              <mrow>
                <mn>0.9</mn>
                <mo stretchy="false">+</mo>
                <mfrac>
                  <mrow>
                    <mn>0.10</mn>
                  </mrow>
                  <mrow>
                    <mn>3</mn>
                  </mrow>
                </mfrac>
              </mrow>
            </mrow>
          </mfrac>
        </mrow>
        <mo stretchy="false">=</mo>
        <mn>1.071428572</mn>
      </mrow>
    </mrow>
    <annotation encoding="StarMath 5.0">Opción b = {1}over{0.9+{0.10}over{3}}=1.071428572
</annotation>
  </semantics>
</math>
</file>